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adornments="Regular" style:font-pitch="variable"/>
    <style:font-face style:name="Cascadia Mono" svg:font-family="'Cascadia Mono'"/>
    <style:font-face style:name="Cascadia Mono1" svg:font-family="'Cascadia Mono'" style:font-adornments="Regular" style:font-pitch="variable"/>
    <style:font-face style:name="Cascadia Mono2" svg:font-family="'Cascadia Mono'" style:font-adornments="Regular"/>
    <style:font-face style:name="Cascadia Mono3" svg:font-family="'Cascadia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Green_5f_line">
      <style:graphic-properties draw:textarea-vertical-align="middle" fo:min-height="0.396cm" fo:min-width="2.25cm" style:writing-mode="lr-tb"/>
      <style:paragraph-properties style:writing-mode="lr-tb"/>
    </style:style>
    <style:style style:name="gr2" style:family="graphic" style:parent-style-name="Green_5f_line">
      <style:graphic-properties draw:textarea-vertical-align="middle" fo:min-height="0.665cm" fo:min-width="1.582cm" style:writing-mode="lr-tb"/>
      <style:paragraph-properties style:writing-mode="lr-tb"/>
    </style:style>
    <style:style style:name="gr3" style:family="graphic" style:parent-style-name="Green_5f_line">
      <style:graphic-properties draw:textarea-vertical-align="middle" fo:min-height="0.512cm" fo:min-width="1.228cm" style:writing-mode="lr-tb"/>
      <style:paragraph-properties style:writing-mode="lr-tb"/>
    </style:style>
    <style:style style:name="gr4" style:family="graphic" style:parent-style-name="objectwithoutfill">
      <style:graphic-properties svg:stroke-color="#158466" draw:fill="none" draw:textarea-vertical-align="middle"/>
    </style:style>
    <style:style style:name="gr5" style:family="graphic" style:parent-style-name="objectwithoutfill">
      <style:graphic-properties svg:stroke-color="#158466" draw:marker-end="Arrowheads_20_23" draw:marker-end-width="0.3cm" draw:fill="none" draw:textarea-vertical-align="middle"/>
    </style:style>
    <style:style style:name="gr6" style:family="graphic" style:parent-style-name="objectwithoutfill">
      <style:graphic-properties svg:stroke-color="#158466" draw:marker-end="Arrowheads_20_24" draw:marker-end-width="0.3cm" draw:fill="none" draw:textarea-vertical-align="middle"/>
    </style:style>
    <style:style style:name="gr7" style:family="graphic" style:parent-style-name="objectwithoutfill">
      <style:graphic-properties svg:stroke-color="#158466" draw:marker-end="Arrowheads_20_25" draw:marker-end-width="0.3cm" draw:fill="none" draw:textarea-vertical-align="middle"/>
    </style:style>
    <style:style style:name="P1" style:family="paragraph">
      <style:paragraph-properties style:writing-mode="lr-tb"/>
    </style:style>
    <style:style style:name="P2" style:family="paragraph">
      <style:paragraph-properties style:text-autospace="none"/>
      <style:text-properties fo:color="#000000" loext:opacity="100%" style:font-name="Cascadia Mono" fo:font-size="9.5pt" style:font-name-asian="Cascadia Mono" style:font-size-asian="9.5pt" style:font-name-complex="Cascadia Mono" style:font-size-complex="9.5pt"/>
    </style:style>
    <style:style style:name="P3" style:family="paragraph">
      <style:paragraph-properties style:text-autospace="none" style:writing-mode="lr-tb"/>
      <style:text-properties fo:color="#000000" loext:opacity="100%" loext:color-lum-mod="100%" loext:color-lum-off="0%" style:font-name="Cascadia Mono" fo:font-size="9.5pt" style:font-name-asian="Cascadia Mono" style:font-size-asian="9.5pt" style:font-name-complex="Cascadia Mono" style:font-size-complex="9.5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Cascadia Mono" fo:font-size="9.5pt" fo:font-style="normal" fo:text-shadow="none" style:text-underline-style="none" fo:font-weight="normal" style:letter-kerning="true" style:font-name-asian="Cascadia Mono" style:font-size-asian="9.5pt" style:font-style-asian="normal" style:font-weight-asian="normal" style:font-name-complex="Cascadia Mono" style:font-size-complex="9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048cm" svg:height="0.914cm" svg:x="5.349cm" svg:y="2.27cm">
          <text:p>Начало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5" draw:id="id5" draw:layer="layout" svg:width="3.048cm" svg:height="0.914cm" svg:x="5.349cm" svg:y="12.861cm">
          <text:p>Конец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3.422cm" svg:height="0.914cm" svg:x="5.162cm" svg:y="3.578cm">
          <text:p>Ввод</text:p>
          <text:p>numX, numY]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3" xml:id="id3" draw:id="id3" draw:layer="layout" svg:width="3.454cm" svg:height="1.524cm" svg:x="5.146cm" svg:y="4.873cm">
          <text:p text:style-name="P2"><text:span text:style-name="T1">numX &lt; 1.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6" draw:id="id6" draw:layer="layout" svg:width="3.454cm" svg:height="1.524cm" svg:x="5.146cm" svg:y="7.096cm">
          <text:p text:style-name="P2"><text:span text:style-name="T1">numY &lt; 2.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draw:type="line" svg:x1="6.873cm" svg:y1="3.184cm" svg:x2="6.873cm" svg:y2="3.578cm" draw:start-shape="id1" draw:start-glue-point="6" draw:end-shape="id2" draw:end-glue-point="5" svg:d="M6873 3184v394" svg:viewBox="0 0 1 395">
          <text:p/>
        </draw:connector>
        <draw:custom-shape draw:style-name="gr3" draw:text-style-name="P3" xml:id="id7" draw:id="id7" draw:layer="layout" svg:width="3.454cm" svg:height="1.524cm" svg:x="5.146cm" svg:y="9.318cm">
          <text:p text:style-name="P2"><text:span text:style-name="T1">numY &gt; 4.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4" draw:id="id4" draw:layer="layout" svg:width="3.422cm" svg:height="0.914cm" svg:x="5.162cm" svg:y="11.477cm">
          <text:p>Вывод</text:p>
          <text:p>“ПЛЮС”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4" draw:layer="layout" draw:type="line" svg:x1="6.873cm" svg:y1="4.492cm" svg:x2="6.873cm" svg:y2="4.873cm" draw:start-shape="id2" draw:start-glue-point="8" draw:end-shape="id3" draw:end-glue-point="4" svg:d="M6873 4492v381" svg:viewBox="0 0 1 382">
          <text:p/>
        </draw:connector>
        <draw:connector draw:style-name="gr4" draw:text-style-name="P4" draw:layer="layout" draw:type="line" svg:x1="6.873cm" svg:y1="12.391cm" svg:x2="6.873cm" svg:y2="12.861cm" draw:start-shape="id4" draw:start-glue-point="8" draw:end-shape="id5" draw:end-glue-point="4" svg:d="M6873 12391v470" svg:viewBox="0 0 1 471">
          <text:p/>
        </draw:connector>
        <draw:connector draw:style-name="gr5" draw:text-style-name="P4" draw:layer="layout" draw:type="line" svg:x1="6.873cm" svg:y1="6.397cm" svg:x2="6.873cm" svg:y2="7.096cm" draw:start-shape="id3" draw:start-glue-point="6" draw:end-shape="id6" draw:end-glue-point="4" svg:d="M6873 6397v699" svg:viewBox="0 0 1 700">
          <text:p/>
        </draw:connector>
        <draw:connector draw:style-name="gr6" draw:text-style-name="P4" draw:layer="layout" draw:type="line" svg:x1="6.873cm" svg:y1="8.62cm" svg:x2="6.873cm" svg:y2="9.318cm" draw:start-shape="id6" draw:start-glue-point="6" draw:end-shape="id7" draw:end-glue-point="4" svg:d="M6873 8620v698" svg:viewBox="0 0 1 699">
          <text:p/>
        </draw:connector>
        <draw:connector draw:style-name="gr7" draw:text-style-name="P4" draw:layer="layout" draw:type="line" svg:x1="6.873cm" svg:y1="10.842cm" svg:x2="6.873cm" svg:y2="11.477cm" draw:start-shape="id7" draw:start-glue-point="6" draw:end-shape="id4" draw:end-glue-point="5" svg:d="M6873 10842v635" svg:viewBox="0 0 1 6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adornments="Regular" style:font-pitch="variable"/>
    <style:font-face style:name="Cascadia Mono" svg:font-family="'Cascadia Mono'"/>
    <style:font-face style:name="Cascadia Mono1" svg:font-family="'Cascadia Mono'" style:font-adornments="Regular" style:font-pitch="variable"/>
    <style:font-face style:name="Cascadia Mono2" svg:font-family="'Cascadia Mono'" style:font-adornments="Regular"/>
    <style:font-face style:name="Cascadia Mono3" svg:font-family="'Cascadia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graphic-properties draw:fill="solid" draw:fill-color="#729fcf" draw:auto-grow-height="false"/>
      <style:paragraph-properties fo:margin-left="0cm" fo:margin-right="0cm" fo:margin-top="0cm" fo:margin-bottom="0cm" fo:line-height="108%" fo:text-align="center" fo:text-indent="0cm" style:text-autospace="ideograph-alpha"/>
      <style:text-properties style:font-name="Calibri" fo:font-family="Calibri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Green_5f_line" style:display-name="Green_line" style:family="graphic" style:parent-style-name="standard">
      <style:graphic-properties draw:stroke-dash="Dash_20_Dot_20_4" svg:stroke-width="0cm" svg:stroke-color="#158466" draw:marker-start-width="0.203cm" draw:marker-end="Arrowheads_20_22" draw:marker-end-width="0.305cm" draw:fill="none" loext:fill-use-slide-background="false" draw:textarea-horizontal-align="justify" draw:auto-grow-height="false" fo:wrap-option="no-wrap"/>
      <style:paragraph-properties fo:text-align="center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8T07:04:17.760000000</meta:creation-date>
    <meta:generator>LibreOffice/7.5.7.1$Windows_X86_64 LibreOffice_project/47eb0cf7efbacdee9b19ae25d6752381ede23126</meta:generator>
    <dc:date>2023-12-31T16:51:25.916000000</dc:date>
    <meta:editing-duration>PT6H14M52S</meta:editing-duration>
    <meta:editing-cycles>48</meta:editing-cycles>
    <meta:document-statistic meta:object-count="13"/>
  </office:meta>
</office:document-meta>
</file>